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student@dl-23</text:span>:<text:span text:style-name="T2">~/ayisha25</text:span>$ cal 2025</text:p>
      <text:p text:style-name="Preformatted_20_Text"><text:s text:c="28"/>2025</text:p>
      <text:p text:style-name="Preformatted_20_Text"><text:s text:c="6"/>January <text:s text:c="14"/>February <text:s text:c="14"/>March <text:s text:c="9"/></text:p>
      <text:p text:style-name="Preformatted_20_Text">Su Mo Tu We Th Fr Sa <text:s/>Su Mo Tu We Th Fr Sa <text:s/>Su Mo Tu We Th Fr Sa <text:s/></text:p>
      <text:p text:style-name="Preformatted_20_Text"><text:s text:c="10"/>1 <text:s/>2 <text:s/>3 <text:s/>4 <text:s text:c="20"/>1 <text:s text:c="20"/>1 <text:s/></text:p>
      <text:p text:style-name="Preformatted_20_Text"><text:s/>5 <text:s/>6 <text:s/>7 <text:s/>8 <text:s/>9 10 11 <text:s text:c="2"/>2 <text:s/>3 <text:s/>4 <text:s/>5 <text:s/>6 <text:s/>7 <text:s/>8 <text:s text:c="2"/>2 <text:s/>3 <text:s/>4 <text:s/>5 <text:s/>6 <text:s/>7 <text:s/>8 <text:s/></text:p>
      <text:p text:style-name="Preformatted_20_Text">12 13 14 15 16 17 18 <text:s text:c="2"/>9 10 11 12 13 14 15 <text:s text:c="2"/>9 10 11 12 13 14 15 <text:s/></text:p>
      <text:p text:style-name="Preformatted_20_Text">19 20 21 22 23 24 25 <text:s/>16 17 18 19 20 21 22 <text:s/>16 17 18 19 20 21 22 <text:s/></text:p>
      <text:p text:style-name="Preformatted_20_Text">26 27 28 29 30 31 <text:s text:c="4"/>23 24 25 26 27 28 <text:s text:c="4"/>23 24 25 26 27 28 29 <text:s/></text:p>
      <text:p text:style-name="Preformatted_20_Text"><text:s text:c="44"/>30 31 <text:s text:c="16"/></text:p>
      <text:p text:style-name="Preformatted_20_Text"/>
      <text:p text:style-name="Preformatted_20_Text"><text:s text:c="7"/>April <text:s text:c="17"/>May <text:s text:c="18"/>June <text:s text:c="9"/></text:p>
      <text:p text:style-name="Preformatted_20_Text">Su Mo Tu We Th Fr Sa <text:s/>Su Mo Tu We Th Fr Sa <text:s/>Su Mo Tu We Th Fr Sa <text:s/></text:p>
      <text:p text:style-name="Preformatted_20_Text"><text:s text:c="7"/>1 <text:s/>2 <text:s/>3 <text:s/>4 <text:s/>5 <text:s text:c="14"/>1 <text:s/>2 <text:s/>3 <text:s text:c="2"/>1 <text:s/>2 <text:s/>3 <text:s/>4 <text:s/>5 <text:s/>6 <text:s/>7 <text:s/></text:p>
      <text:p text:style-name="Preformatted_20_Text"><text:s/>6 <text:s/>7 <text:s/>8 <text:s/>9 10 11 12 <text:s text:c="2"/>4 <text:s/>5 <text:s/>6 <text:s/>7 <text:s/>8 <text:s/>9 10 <text:s text:c="2"/>8 <text:s/>9 10 11 12 13 14 <text:s/></text:p>
      <text:p text:style-name="Preformatted_20_Text">13 14 15 16 17 18 19 <text:s/>11 12 13 14 15 16 17 <text:s/>15 16 17 18 19 20 21 <text:s/></text:p>
      <text:p text:style-name="Preformatted_20_Text">20 21 22 23 24 25 26 <text:s/>18 19 20 21 22 23 24 <text:s/>22 23 24 25 26 27 28 <text:s/></text:p>
      <text:p text:style-name="Preformatted_20_Text">27 28 29 30 <text:s text:c="10"/>25 26 27 28 29 30 31 <text:s/>29 30 <text:s text:c="16"/></text:p>
      <text:p text:style-name="Preformatted_20_Text"><text:s text:c="66"/></text:p>
      <text:p text:style-name="Preformatted_20_Text"/>
      <text:p text:style-name="Preformatted_20_Text"><text:s text:c="8"/>July <text:s text:c="16"/>August <text:s text:c="13"/>September <text:s text:c="7"/></text:p>
      <text:p text:style-name="Preformatted_20_Text">Su Mo Tu We Th Fr Sa <text:s/>Su Mo Tu We Th Fr Sa <text:s/>Su Mo Tu We Th Fr Sa <text:s/></text:p>
      <text:p text:style-name="Preformatted_20_Text"><text:s text:c="7"/>1 <text:s/>2 <text:s/>3 <text:s/>4 <text:s/>5 <text:s text:c="17"/>1 <text:s/>2 <text:s text:c="5"/>1 <text:s/>2 <text:s/>3 <text:s/>4 <text:s/>5 <text:s/>6 <text:s/></text:p>
      <text:p text:style-name="Preformatted_20_Text"><text:s/>6 <text:s/>7 <text:s/>8 <text:s/>9 10 11 12 <text:s text:c="2"/>3 <text:s/>4 <text:s/>5 <text:s/>6 <text:s/>7 <text:s/>8 <text:s/>9 <text:s text:c="2"/>7 <text:s/>8 <text:s/>9 10 11 12 13 <text:s/></text:p>
      <text:p text:style-name="Preformatted_20_Text">13 14 15 16 17 18 19 <text:s/>10 11 12 13 14 15 16 <text:s/>14 15 16 17 18 19 20 <text:s/></text:p>
      <text:p text:style-name="Preformatted_20_Text">20 21 22 23 24 25 26 <text:s/>17 18 19 20 21 22 23 <text:s/>21 22 23 24 25 26 27 <text:s/></text:p>
      <text:p text:style-name="Preformatted_20_Text">27 28 29 30 31 <text:s text:c="7"/>24 25 26 27 28 29 30 <text:s/>28 29 30 <text:s text:c="13"/></text:p>
      <text:p text:style-name="Preformatted_20_Text"><text:s text:c="22"/>31 <text:s text:c="41"/></text:p>
      <text:p text:style-name="Preformatted_20_Text"/>
      <text:p text:style-name="Preformatted_20_Text"><text:s text:c="6"/>October <text:s text:c="14"/>November <text:s text:c="13"/>December <text:s text:c="7"/></text:p>
      <text:p text:style-name="Preformatted_20_Text">Su Mo Tu We Th Fr Sa <text:s/>Su Mo Tu We Th Fr Sa <text:s/>Su Mo Tu We Th Fr Sa <text:s/></text:p>
      <text:p text:style-name="Preformatted_20_Text"><text:s text:c="10"/>1 <text:s/>2 <text:s/>3 <text:s/>4 <text:s text:c="20"/>1 <text:s text:c="5"/>1 <text:s/>2 <text:s/>3 <text:s/>4 <text:s/>5 <text:s/>6 <text:s/></text:p>
      <text:p text:style-name="Preformatted_20_Text"><text:s/>5 <text:s/>6 <text:s/>7 <text:s/>8 <text:s/>9 10 11 <text:s text:c="2"/>2 <text:s/>3 <text:s/>4 <text:s/>5 <text:s/>6 <text:s/>7 <text:s/>8 <text:s text:c="2"/>7 <text:s/>8 <text:s/>9 10 11 12 13 <text:s/></text:p>
      <text:p text:style-name="Preformatted_20_Text">12 13 14 15 16 17 18 <text:s text:c="2"/>9 10 11 12 13 14 15 <text:s/>14 15 16 17 18 19 20 <text:s/></text:p>
      <text:p text:style-name="Preformatted_20_Text">19 20 21 22 23 24 25 <text:s/>16 17 18 19 20 21 22 <text:s/>21 22 23 24 25 26 27 <text:s/></text:p>
      <text:p text:style-name="Preformatted_20_Text">26 27 28 29 30 31 <text:s text:c="4"/>23 24 25 26 27 28 29 <text:s/>28 29 30 31 <text:s text:c="10"/></text:p>
      <text:p text:style-name="Preformatted_20_Text"><text:s text:c="22"/>30 <text:s text:c="41"/></text:p>
      <text:p text:style-name="Preformatted_20_Text"><text:span text:style-name="T1">student@dl-23</text:span>:<text:span text:style-name="T2">~/ayisha25</text:span>$ 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1:16:06.541627187</meta:creation-date>
    <dc:date>2025-01-09T11:16:43.109900725</dc:date>
    <meta:editing-duration>PT36S</meta:editing-duration>
    <meta:editing-cycles>1</meta:editing-cycles>
    <meta:document-statistic meta:table-count="0" meta:image-count="0" meta:object-count="0" meta:page-count="1" meta:paragraph-count="35" meta:word-count="466" meta:character-count="2204" meta:non-whitespace-character-count="925"/>
    <meta:generator>LibreOffice/7.3.7.2$Linux_X86_64 LibreOffice_project/30$Build-2</meta:generator>
  </office:meta>
</office:document-meta>
</file>